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77b9" officeooo:paragraph-rsid="00097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ciones:</text:p>
      <text:p text:style-name="P1"/>
      <text:p text:style-name="P1">- El PLA pierde propiedades mecánicas al estar sujeto a esfuerzos prolongados ( ~ 1 año ). Esto afecta colimación y operación general del apar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7:33:57.903629225</meta:creation-date>
    <dc:date>2015-01-16T17:35:40.877851416</dc:date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160" meta:non-whitespace-character-count="136"/>
    <meta:generator>LibreOffice/4.2.8.2$Linux_X86_64 LibreOffice_project/420m0$Build-2</meta:generator>
  </office:meta>
</office:document-meta>
</file>